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calcext:value-type="string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10" office:value-type="string" calcext:value-type="string">
            <text:p>Yearly Gain / Loss Summary</text:p>
          </table:table-cell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ransparent_usd"/>
          <table:table-cell office:value="30341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usd"/>
          <table:table-cell office:value="444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ransparent_usd"/>
          <table:table-cell office:value="30351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usd"/>
          <table:table-cell office:value="604.0" office:value-type="float" table:style-name="transparent_usd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usd"/>
          <table:table-cell office:value="2.0" office:value-type="float" table:style-name="taxable_event_crypto"/>
          <table:table-cell office:value="0.01" office:value-type="float" table:style-name="taxable_event_crypto"/>
          <table:table-cell office:value="11.99" office:value-type="float" table:style-name="taxable_event_crypto"/>
          <table:table-cell office:value="0.01" office:value-type="float" table:style-name="taxable_event_crypto"/>
          <table:table-cell office:value="40400.0" office:value-type="float" table:style-name="highlighted_usd"/>
          <table:table-cell office:value="202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usd"/>
          <table:table-cell office:value="3034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61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OUT / SELL</text:p>
          </table:table-cell>
          <table:table-cell office:value="0.004975124378109453" office:value-type="float" table:style-name="taxable_event_percent"/>
          <table:table-cell office:value="202.0" office:value-type="float" table:style-name="highlighted_usd"/>
          <table:table-cell office:value="20200.0" office:value-type="float" table:style-name="taxable_event_usd"/>
          <table:table-cell office:value-type="string" table:style-name="taxable_event_note_default">
            <text:p>1/2: 0.01000000 of 2.01000000 B2</text:p>
          </table:table-cell>
          <table:table-cell office:value-type="string" table:style-name="from_lot_default">
            <text:p>2019-04-01 09:45:00+00:00</text:p>
          </table:table-cell>
          <table:table-cell office:value="0.0025" office:value-type="float" table:style-name="from_lot_percent"/>
          <table:table-cell office:value="141.0" office:value-type="float" table:style-name="from_lot_usd"/>
          <table:table-cell office:value="1.0" office:value-type="float" table:style-name="from_lot_usd"/>
          <table:table-cell office:value="141.0" office:value-type="float" table:style-name="highlighted_usd"/>
          <table:table-cell office:value="14000.0" office:value-type="float" table:style-name="from_lot_usd"/>
          <table:table-cell office:value-type="string" table:style-name="from_lot_note_default">
            <text:p>3/3: 0.01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102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OUT / SELL</text:p>
          </table:table-cell>
          <table:table-cell office:value="0.9950248756218906" office:value-type="float" table:style-name="taxable_event_percent"/>
          <table:table-cell office:value="40400.0" office:value-type="float" table:style-name="highlighted_usd"/>
          <table:table-cell office:value="20200.0" office:value-type="float" table:style-name="taxable_event_usd"/>
          <table:table-cell office:value-type="string" table:style-name="taxable_event_note_default">
            <text:p>2/2: 2.00000000 of 2.01000000 B2</text:p>
          </table:table-cell>
          <table:table-cell office:value-type="string" table:style-name="from_lot_alt_default">
            <text:p>2020-05-01 14:03:00+00:00</text:p>
          </table:table-cell>
          <table:table-cell office:value="0.4" office:value-type="float" table:style-name="from_lot_alt_percent"/>
          <table:table-cell office:value="30200.0" office:value-type="float" table:style-name="from_lot_alt_usd"/>
          <table:table-cell office:value="200.0" office:value-type="float" table:style-name="from_lot_alt_usd"/>
          <table:table-cell office:value="30200.0" office:value-type="float" table:style-name="highlighted_usd"/>
          <table:table-cell office:value="15000.0" office:value-type="float" table:style-name="from_lot_alt_usd"/>
          <table:table-cell office:value-type="string" table:style-name="from_lot_note_default">
            <text:p>1/1: 2.00000000 of 5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usd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usd"/>
          <table:table-cell office:value="444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07" office:value-type="float" table:style-name="transparent_crypto"/>
          <table:table-cell office:value="41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1-07-21 10:02:02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856.0" office:value-type="float" table:style-name="highlighted_usd"/>
          <table:table-cell office:value="21400.0" office:value-type="float" table:style-name="taxable_event_usd"/>
          <table:table-cell office:value-type="string" table:style-name="taxable_event_note_default">
            <text:p>1/1: 0.04000000 of 0.04000000 B3</text:p>
          </table:table-cell>
          <table:table-cell office:value-type="string" table:style-name="from_lot_default">
            <text:p>2016-01-01 08:41:00+00:00</text:p>
          </table:table-cell>
          <table:table-cell office:value="0.04" office:value-type="float" table:style-name="from_lot_percent"/>
          <table:table-cell office:value="444.0" office:value-type="float" table:style-name="from_lot_usd"/>
          <table:table-cell office:value="4.0" office:value-type="float" table:style-name="from_lot_usd"/>
          <table:table-cell office:value="444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usd"/>
          <table:table-cell office:value="2.0" office:value-type="float" table:style-name="taxable_event_crypto"/>
          <table:table-cell office:value="0.01" office:value-type="float" table:style-name="taxable_event_crypto"/>
          <table:table-cell office:value="11.99" office:value-type="float" table:style-name="taxable_event_crypto"/>
          <table:table-cell office:value="0.01" office:value-type="float" table:style-name="taxable_event_crypto"/>
          <table:table-cell office:value="40400.0" office:value-type="float" table:style-name="highlighted_usd"/>
          <table:table-cell office:value="202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7-21 10:02:02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usd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usd"/>
          <table:table-cell office:value="3035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usd"/>
          <table:table-cell office:value="604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crypto"/>
          <table:table-cell office:value-type="string" table:style-name="transparent_default">
            <text:p>B4</text:p>
          </table:table-cell>
          <table:table-cell office:value="17.03" office:value-type="float" table:style-name="transparent_crypto"/>
          <table:table-cell office:value="10251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40602.0" office:value-type="float" table:style-name="highlighted_usd"/>
          <table:table-cell office:value="20200.0" office:value-type="float" table:style-name="taxable_event_usd"/>
          <table:table-cell office:value-type="string" table:style-name="taxable_event_note_default">
            <text:p>1/1: 2.01000000 of 2.01000000 B4</text:p>
          </table:table-cell>
          <table:table-cell office:value-type="string" table:style-name="from_lot_default">
            <text:p>2020-05-01 14:03:00+00:00</text:p>
          </table:table-cell>
          <table:table-cell office:value="0.402" office:value-type="float" table:style-name="from_lot_percent"/>
          <table:table-cell office:value="30351.0" office:value-type="float" table:style-name="from_lot_usd"/>
          <table:table-cell office:value="201.0" office:value-type="float" table:style-name="from_lot_usd"/>
          <table:table-cell office:value="30351.0" office:value-type="float" table:style-name="highlighted_usd"/>
          <table:table-cell office:value="15000.0" office:value-type="float" table:style-name="from_lot_usd"/>
          <table:table-cell office:value-type="string" table:style-name="from_lot_note_default">
            <text:p>2/3: 2.01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1-07-21 10:02:02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856.0" office:value-type="float" table:style-name="highlighted_usd"/>
          <table:table-cell office:value="21400.0" office:value-type="float" table:style-name="taxable_event_alt_usd"/>
          <table:table-cell office:value-type="string" table:style-name="taxable_event_note_default">
            <text:p>1/1: 0.04000000 of 0.04000000 B4</text:p>
          </table:table-cell>
          <table:table-cell office:value-type="string" table:style-name="from_lot_default">
            <text:p>2020-05-01 14:03:00+00:00</text:p>
          </table:table-cell>
          <table:table-cell office:value="0.008" office:value-type="float" table:style-name="from_lot_percent"/>
          <table:table-cell office:value="604.0" office:value-type="float" table:style-name="from_lot_usd"/>
          <table:table-cell office:value="4.0" office:value-type="float" table:style-name="from_lot_usd"/>
          <table:table-cell office:value="604.0" office:value-type="float" table:style-name="highlighted_usd"/>
          <table:table-cell office:value="15000.0" office:value-type="float" table:style-name="from_lot_usd"/>
          <table:table-cell office:value-type="string" table:style-name="from_lot_note_default">
            <text:p>3/3: 0.04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10-05T21:48:23.530438</dc:date>
    <meta:editing-duration>P1DT8H44M51S</meta:editing-duration>
    <meta:editing-cycles>93</meta:editing-cycles>
    <meta:generator>http://pypi.python.org/pypi/ezodf/0.1.0$Python3.8.10 (default, Jun  2 2021, 10:49:15) 
[GCC 9.4.0]</meta:generator>
    <meta:document-statistic meta:table-count="13" meta:cell-count="508" meta:object-count="0"/>
  </office:meta>
</office:document-meta>
</file>